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961in"/>
    </style:style>
    <style:style style:name="co2" style:family="table-column">
      <style:table-column-properties fo:break-before="auto" style:column-width="1.811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689in"/>
    </style:style>
    <style:style style:name="co5" style:family="table-column">
      <style:table-column-properties fo:break-before="auto" style:column-width="5.4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ZEŚĆ</text:p>
          </table:table-cell>
          <table:table-cell office:value-type="string" calcext:value-type="string">
            <text:p>LINK BOTLAND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LINK ALIEXPRESS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ILOŚĆ</text:p>
          </table:table-cell>
          <table:table-cell office:value-type="string" calcext:value-type="string">
            <text:p>Komentarz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office:value-type="string" calcext:value-type="string">
            <text:p>ESP32 WiFi + BT 4.2</text:p>
          </table:table-cell>
          <table:table-cell office:value-type="string" calcext:value-type="string">
            <text:p><text:a xlink:href="https://botland.com.pl/moduly" xlink:type="simple">https://botland.com.pl/moduly</text:a>-wifi-i-bt-esp32/8893-esp32-wifi-bt-42-platforma-z-modulem-esp-wroom-32-zgodny-z-esp32-devkit-5904422337438.html</text:p>
          </table:table-cell>
          <table:table-cell office:value-type="string" calcext:value-type="string">
            <text:p>49,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epiej nie kombinować z Alie</text:p>
          </table:table-cell>
          <table:table-cell office:value-type="string" calcext:value-type="string">
            <text:p>https://botland.com.pl/index.php?controller=attachment&amp;id_attachment=1810</text:p>
          </table:table-cell>
        </table:table-row>
        <table:table-row table:style-name="ro1">
          <table:table-cell office:value-type="string" calcext:value-type="string">
            <text:p>BME280 - czujnik wilgotności, temperatury oraz ciśnienia 110kPa I2C/SPI - 3,3V</text:p>
          </table:table-cell>
          <table:table-cell office:value-type="string" calcext:value-type="string">
            <text:p>https://botland.com.pl/czujniki-cisnienia/11803-bme280-czujnik-wilgotnosci-temperatury-oraz-cisnienia-110kpa-i2cspi-33v-5904422366179.html</text:p>
          </table:table-cell>
          <table:table-cell table:style-name="ce1" office:value-type="string" calcext:value-type="string">
            <text:p>34,90</text:p>
          </table:table-cell>
          <table:table-cell office:value-type="string" calcext:value-type="string">
            <text:p>https://pl.aliexpress.com/item/1005006982994037.html?spm=a2g0o.productlist.main.1.3f1682K982K9e6&amp;algo_pvid=3f50bfa5-350f-460e-bd84-a8e8db101b88&amp;algo_exp_id=3f50bfa5-350f-460e-bd84-a8e8db101b88-0&amp;pdp_ext_f=%7B%22order%22%3A%229075%22%2C%22eval%22%3A%221%22%2C%22orig_sl_item_id%22%3A%221005006982994037%22%2C%22orig_item_id%22%3A%221005007730203179%22%7D&amp;pdp_npi=4%40dis%21PLN%214.58%213.99%21%21%218.38%217.30%21%40211b629217427390353601134e821d%2112000038937173939%21sea%21PL%210%21ABX&amp;curPageLogUid=bji3ReiYsu1p&amp;utparam-url=scene%3Asearch%7Cquery_from%3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ko opinie na Alie wiec warto moim zdaniem</text:p>
          </table:table-cell>
          <table:table-cell office:value-type="string" calcext:value-type="string">
            <text:p>https://www.adafruit.com/images/product-files/2652/2652.pdf</text:p>
          </table:table-cell>
        </table:table-row>
        <table:table-row table:style-name="ro1">
          <table:table-cell office:value-type="string" calcext:value-type="string">
            <text:p>LTR390 - czujnik światła ultrafioletowego UV - STEMMA QT / Qwiic - do Arduino i Raspberry Pi - Adafruit 4831</text:p>
          </table:table-cell>
          <table:table-cell office:value-type="string" calcext:value-type="string">
            <text:p>https://botland.com.pl/czujniki-swiatla-i-koloru/19004-ltr390-czujnik-swiatla-ultrafioletowego-uv-stemma-qt-qwiic-do-arduino-i-raspberry-pi-adafruit-4831-5903351249423.html</text:p>
          </table:table-cell>
          <table:table-cell table:style-name="ce1" office:value-type="string" calcext:value-type="string">
            <text:p>29,90</text:p>
          </table:table-cell>
          <table:table-cell office:value-type="string" calcext:value-type="string">
            <text:p>https://pl.aliexpress.com/item/1005008294504716.html?spm=a2g0o.productlist.main.1.133de114oFncT2&amp;algo_pvid=d5e45baa-d08b-4d46-b85a-991ba634cc3c&amp;algo_exp_id=d5e45baa-d08b-4d46-b85a-991ba634cc3c-0&amp;pdp_ext_f=%7B%22order%22%3A%2213%22%2C%22eval%22%3A%221%22%7D&amp;pdp_npi=4%40dis%21PLN%2122.96%2119.59%21%21%2141.99%2135.82%21%40211b80e117427392822675675e72c6%2112000044520467486%21sea%21PL%210%21ABX&amp;curPageLogUid=SnTKFRd47CUr&amp;utparam-url=scene%3Asearch%7Cquery_from%3A</text:p>
          </table:table-cell>
          <table:table-cell office:value-type="string" calcext:value-type="string">
            <text:p>19,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a nie jest znacząco mniejsza a nie ma dużo zamowien I opini</text:p>
          </table:table-cell>
          <table:table-cell office:value-type="string" calcext:value-type="string">
            <text:p>https://optoelectronics.liteon.com/upload/download/DS86-2015-0004/LTR-390UV_Final_%20DS_V1%201.pdf</text:p>
          </table:table-cell>
        </table:table-row>
        <table:table-row table:style-name="ro1">
          <table:table-cell office:value-type="string" calcext:value-type="string">
            <text:p>Mini silnik MT64 3-6V - justPi</text:p>
          </table:table-cell>
          <table:table-cell office:value-type="string" calcext:value-type="string">
            <text:p><text:a xlink:href="https://botland.com.pl/silniki-dc-bez-przekladni/949-mini-silnik-mt64-3-6v-justpi-5904422300104.html" xlink:type="simple">https://botland.com.pl/silniki-dc-bez-przekladni/949-mini-silnik-mt64-3-6v-justpi-5904422300104.html</text:a></text:p>
          </table:table-cell>
          <table:table-cell office:value-type="string" calcext:value-type="string">
            <text:p>5,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rzy tej cenie bez sensu zamiawiać z alie imo</text:p>
          </table:table-cell>
          <table:table-cell/>
        </table:table-row>
        <table:table-row table:style-name="ro1">
          <table:table-cell office:value-type="string" calcext:value-type="string">
            <text:p>Fermion - czujnik jakości powietrza ENS160 - DFRobot SEN0515</text:p>
          </table:table-cell>
          <table:table-cell office:value-type="string" calcext:value-type="string">
            <text:p><text:a xlink:href="https://botland.com.pl/czujniki-czystosci-powietrza/20980-fermion-czujnik-jakosci-powietrza-ens160-dfrobot-sen0515-6959420921690.html" xlink:type="simple">https://botland.com.pl/czujniki-czystosci-powietrza/20980-fermion-czujnik-jakosci-powietrza-ens160-dfrobot-sen0515-6959420921690.html</text:a></text:p>
          </table:table-cell>
          <table:table-cell office:value-type="string" calcext:value-type="string">
            <text:p>79,00</text:p>
          </table:table-cell>
          <table:table-cell office:value-type="string" calcext:value-type="string">
            <text:p>https://pl.aliexpress.com/item/1005004761725413.html?spm=a2g0o.productlist.main.13.14a9vvmXvvmXWt&amp;algo_pvid=cecb528c-7431-4fcc-8295-5e08db8caa20&amp;algo_exp_id=cecb528c-7431-4fcc-8295-5e08db8caa20-18&amp;pdp_ext_f=%7B%22order%22%3A%22703%22%2C%22eval%22%3A%221%22%7D&amp;pdp_npi=4%40dis%21PLN%2121.13%213.92%21%21%215.33%210.99%21%40211b441e17427399392764489e8c33%2112000037483858414%21sea%21PL%210%21ABX&amp;curPageLogUid=Npj2nAevOXus&amp;utparam-url=scene%3Asearch%7Cquery_from%3A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e jest to must have, za 80 zł troche szkoda ale te 20 z Alie wydaje się spoko </text:p>
          </table:table-cell>
          <table:table-cell office:value-type="string" calcext:value-type="string">
            <text:p>https://dfimg.dfrobot.com/nobody/wiki/66d326ec8ba3da553df93280d09e6b15.pdf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3T14:36:04.883939954</meta:creation-date>
    <dc:date>2025-03-23T15:31:12.671802391</dc:date>
    <meta:editing-duration>PT14M37S</meta:editing-duration>
    <meta:editing-cycles>2</meta:editing-cycles>
    <meta:generator>LibreOffice/7.3.7.2$Linux_X86_64 LibreOffice_project/30$Build-2</meta:generator>
    <meta:document-statistic meta:table-count="1" meta:cell-count="45" meta:object-count="0"/>
  </office:meta>
</office:document-meta>
</file>